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1F41815306AF53A5FF6.png" manifest:media-type="image/png"/>
  <manifest:file-entry manifest:full-path="Pictures/1000020100000556000001F4B9DBE6FE14DE2E8D.png" manifest:media-type="image/png"/>
  <manifest:file-entry manifest:full-path="Pictures/1000020100000556000001F4EDF2E037CB693E92.png" manifest:media-type="image/png"/>
  <manifest:file-entry manifest:full-path="Pictures/1000020100000556000001F43AAAD31D3C8577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145cm" svg:height="4.297cm" svg:x="7.055cm" svg:y="1.5cm">
          <draw:image xlink:href="Pictures/1000020100000556000001F4B9DBE6FE14DE2E8D.png" xlink:type="simple" xlink:show="embed" xlink:actuate="onLoad">
            <text:p/>
          </draw:image>
        </draw:frame>
        <draw:frame draw:style-name="gr1" draw:text-style-name="P1" draw:layer="layout" svg:width="16.145cm" svg:height="4.297cm" svg:x="7.055cm" svg:y="5.992cm">
          <draw:image xlink:href="Pictures/1000020100000556000001F43AAAD31D3C8577D4.png" xlink:type="simple" xlink:show="embed" xlink:actuate="onLoad">
            <text:p/>
          </draw:image>
        </draw:frame>
        <draw:frame draw:style-name="gr1" draw:text-style-name="P1" draw:layer="layout" svg:width="16.145cm" svg:height="4.297cm" svg:x="7cm" svg:y="14.903cm">
          <draw:image xlink:href="Pictures/1000020100000556000001F4EDF2E037CB693E92.png" xlink:type="simple" xlink:show="embed" xlink:actuate="onLoad">
            <text:p/>
          </draw:image>
        </draw:frame>
        <draw:frame draw:style-name="gr1" draw:text-style-name="P1" draw:layer="layout" svg:width="16.145cm" svg:height="4.297cm" svg:x="7cm" svg:y="10.453cm">
          <draw:image xlink:href="Pictures/1000020100000556000001F41815306AF53A5FF6.png" xlink:type="simple" xlink:show="embed" xlink:actuate="onLoad">
            <text:p/>
          </draw:image>
        </draw:frame>
        <draw:frame draw:style-name="gr2" draw:text-style-name="P2" draw:layer="layout" svg:width="6cm" svg:height="1.673cm" svg:x="1cm" svg:y="19.027cm">
          <draw:text-box>
            <text:p>Histograma(6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52:03.256482667</meta:creation-date>
    <dc:date>2020-05-12T23:55:55.912865880</dc:date>
    <meta:editing-duration>PT3M52S</meta:editing-duration>
    <meta:editing-cycles>1</meta:editing-cycles>
    <meta:document-statistic meta:object-count="5"/>
    <meta:generator>LibreOffice/6.0.7.3$Linux_X86_64 LibreOffice_project/00m0$Build-3</meta:generator>
  </office:meta>
</office:document-meta>
</file>